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986f" officeooo:paragraph-rsid="0014986f"/>
    </style:style>
    <style:style style:name="P2" style:family="paragraph" style:parent-style-name="Standard">
      <style:text-properties officeooo:rsid="00154ad0" officeooo:paragraph-rsid="0014986f"/>
    </style:style>
    <style:style style:name="P3" style:family="paragraph" style:parent-style-name="Standard">
      <style:text-properties officeooo:rsid="00154ad0" officeooo:paragraph-rsid="00154ad0"/>
    </style:style>
    <style:style style:name="P4" style:family="paragraph" style:parent-style-name="Standard">
      <style:text-properties officeooo:rsid="00158b30" officeooo:paragraph-rsid="00158b30"/>
    </style:style>
    <style:style style:name="T1" style:family="text">
      <style:text-properties officeooo:rsid="00158b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ther than creating our own language, why don't we make it a bit more friendly for everyone:</text:p>
      <text:p text:style-name="P1"/>
      <text:p text:style-name="P1">- Use .java files on their own runnable / <text:s/>thread, and make the user point towards the file. Program comes pre-packaged with a few examples.</text:p>
      <text:p text:style-name="P1"/>
      <text:p text:style-name="P1">- Have a secondary application whose only purpose is to create patterns and display them on screen as an example, to help guide the user. Make it self contained, with a modified backend that removes SerialComms, and the Patternizer sends command back up, to display on the GUI. Make a save interface button to save a premade class to help programmers start making their own from scratch.</text:p>
      <text:p text:style-name="P2"/>
      <text:p text:style-name="P3">- Gui should emulate a very, VERY basic IDE. something along the lines of drag and drop<text:span text:style-name="T1">-</text:span>able methods, with and timers. Options to the side of seconds/milliseconds for the timers, White pixels, and built-in restrictions on use of the pattern, for example only with strips or matrices, or with certain lengths. </text:p>
      <text:p text:style-name="P3"/>
      <text:p text:style-name="P4">- Test mode: tests strip lengths and ports within both programs, should have a popup window allowing either set an arduino pin or LED # manually, or slowly cycle through to let the user debug and find out how their arduino is set u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3:13:39.973289949</meta:creation-date>
    <dc:date>2017-03-14T13:34:46.658314808</dc:date>
    <meta:editing-duration>PT10M5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204" meta:character-count="1162" meta:non-whitespace-character-count="961"/>
  </office:meta>
</office:document-meta>
</file>